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4A40000472A0000232A1BB2746E83662FA3.svm" manifest:media-type=""/>
  <manifest:file-entry manifest:full-path="Pictures/2000021300003E80000023281F4C67A4BC5DB24E.svm" manifest:media-type=""/>
  <manifest:file-entry manifest:full-path="Pictures/200002BB00003E80000023283DD49387CB3E7226.svm" manifest:media-type=""/>
  <manifest:file-entry manifest:full-path="Pictures/200003FF00003E960000232AF24EA13810D32E01.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127cm" table:align="left"/>
    </style:style>
    <style:style style:name="Tableau1.A" style:family="table-column">
      <style:table-column-properties style:column-width="3.955cm"/>
    </style:style>
    <style:style style:name="Tableau1.B" style:family="table-column">
      <style:table-column-properties style:column-width="1.018cm"/>
    </style:style>
    <style:style style:name="Tableau1.C" style:family="table-column">
      <style:table-column-properties style:column-width="0.93cm"/>
    </style:style>
    <style:style style:name="Tableau1.1" style:family="table-row">
      <style:table-row-properties style:min-row-height="0.549cm"/>
    </style:style>
    <style:style style:name="Tableau1.A1" style:family="table-cell">
      <style:table-cell-properties style:vertical-align="middle" fo:padding="0.049cm" fo:border-left="1.25pt solid #008000" fo:border-right="none" fo:border-top="1.25pt solid #008000" fo:border-bottom="1.25pt solid #008000"/>
    </style:style>
    <style:style style:name="Tableau1.B1" style:family="table-cell" style:data-style-name="N0">
      <style:table-cell-properties style:vertical-align="middle" fo:padding="0.049cm" fo:border-left="1.25pt solid #008000" fo:border-right="none" fo:border-top="1.25pt solid #008000" fo:border-bottom="1.25pt solid #008000"/>
    </style:style>
    <style:style style:name="Tableau1.N1" style:family="table-cell" style:data-style-name="N0">
      <style:table-cell-properties style:vertical-align="middle" fo:padding="0.049cm" fo:border="1.25pt solid #008000"/>
    </style:style>
    <style:style style:name="Tableau1.A2" style:family="table-cell">
      <style:table-cell-properties style:vertical-align="middle" fo:padding="0.049cm" fo:border-left="1.25pt solid #008000" fo:border-right="none" fo:border-top="none" fo:border-bottom="1.25pt solid #008000"/>
    </style:style>
    <style:style style:name="Tableau1.B2" style:family="table-cell" style:data-style-name="N3">
      <style:table-cell-properties style:vertical-align="middle" fo:padding="0.049cm" fo:border-left="1.25pt solid #008000" fo:border-right="none" fo:border-top="none" fo:border-bottom="1.25pt solid #008000"/>
    </style:style>
    <style:style style:name="Tableau1.N2" style:family="table-cell" style:data-style-name="N3">
      <style:table-cell-properties style:vertical-align="middle" fo:padding="0.049cm" fo:border-left="1.25pt solid #008000" fo:border-right="1.25pt solid #008000" fo:border-top="none" fo:border-bottom="1.25pt solid #008000"/>
    </style:style>
    <style:style style:name="Tableau1.A3" style:family="table-cell">
      <style:table-cell-properties style:vertical-align="middle" fo:padding="0.049cm" fo:border-left="1.25pt solid #008000" fo:border-right="none" fo:border-top="none" fo:border-bottom="1.25pt solid #008000"/>
    </style:style>
    <style:style style:name="Tableau1.A4" style:family="table-cell">
      <style:table-cell-properties style:vertical-align="middle" fo:padding="0.049cm" fo:border-left="1.25pt solid #008000" fo:border-right="none" fo:border-top="none" fo:border-bottom="1.25pt solid #008000"/>
    </style:style>
    <style:style style:name="Tableau1.B4" style:family="table-cell" style:data-style-name="N107">
      <style:table-cell-properties style:vertical-align="middle" fo:padding="0.049cm" fo:border-left="1.25pt solid #008000" fo:border-right="none" fo:border-top="none" fo:border-bottom="1.25pt solid #008000"/>
    </style:style>
    <style:style style:name="Tableau1.N4" style:family="table-cell" style:data-style-name="N107">
      <style:table-cell-properties style:vertical-align="middle" fo:padding="0.049cm" fo:border-left="1.25pt solid #008000" fo:border-right="1.25pt solid #008000" fo:border-top="none" fo:border-bottom="1.25pt solid #008000"/>
    </style:style>
    <style:style style:name="Tableau1.A5" style:family="table-cell">
      <style:table-cell-properties style:vertical-align="middle" fo:padding="0.049cm" fo:border-left="1.25pt solid #008000" fo:border-right="none" fo:border-top="none" fo:border-bottom="1.25pt solid #008000"/>
    </style:style>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6" style:family="table">
      <style:table-properties style:width="9.391cm" table:align="left"/>
    </style:style>
    <style:style style:name="Tableau6.A" style:family="table-column">
      <style:table-column-properties style:column-width="2.348cm"/>
    </style:style>
    <style:style style:name="Tableau6.1" style:family="table-row">
      <style:table-row-properties style:min-row-height="1.501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B2" style:family="table-cell" style:data-style-name="N107">
      <style:table-cell-properties style:vertical-align="middle" fo:padding="0.049cm" fo:border="none"/>
    </style:style>
    <style:style style:name="Tableau6.C2" style:family="table-cell" style:data-style-name="N0">
      <style:table-cell-properties style:vertical-align="middle" fo:padding="0.049cm" fo:border="none"/>
    </style:style>
    <style:style style:name="Tableau5" style:family="table">
      <style:table-properties style:width="10.402cm" table:align="left"/>
    </style:style>
    <style:style style:name="Tableau5.A" style:family="table-column">
      <style:table-column-properties style:column-width="2.57cm"/>
    </style:style>
    <style:style style:name="Tableau5.B" style:family="table-column">
      <style:table-column-properties style:column-width="2.193cm"/>
    </style:style>
    <style:style style:name="Tableau5.D" style:family="table-column">
      <style:table-column-properties style:column-width="1.759cm"/>
    </style:style>
    <style:style style:name="Tableau5.E" style:family="table-column">
      <style:table-column-properties style:column-width="1.688cm"/>
    </style:style>
    <style:style style:name="Tableau5.1" style:family="table-row">
      <style:table-row-properties style:min-row-height="0.549cm"/>
    </style:style>
    <style:style style:name="Tableau5.A1" style:family="table-cell">
      <style:table-cell-properties style:vertical-align="middle" fo:padding="0.049cm" fo:border-left="1.25pt solid #008000" fo:border-right="none" fo:border-top="1.25pt solid #008000" fo:border-bottom="1.25pt solid #008000"/>
    </style:style>
    <style:style style:name="Tableau5.E1" style:family="table-cell">
      <style:table-cell-properties style:vertical-align="middle" fo:padding="0.049cm" fo:border="1.25pt solid #008000"/>
    </style:style>
    <style:style style:name="Tableau5.A2" style:family="table-cell">
      <style:table-cell-properties style:vertical-align="middle" fo:padding="0.049cm" fo:border-left="1.25pt solid #008000" fo:border-right="none" fo:border-top="none" fo:border-bottom="1.25pt solid #008000"/>
    </style:style>
    <style:style style:name="Tableau5.B2" style:family="table-cell" style:data-style-name="N109">
      <style:table-cell-properties style:vertical-align="middle" fo:padding="0.049cm" fo:border-left="1.25pt solid #008000" fo:border-right="none" fo:border-top="none" fo:border-bottom="1.25pt solid #008000"/>
    </style:style>
    <style:style style:name="Tableau5.E2" style:family="table-cell" style:data-style-name="N110">
      <style:table-cell-properties style:vertical-align="middle" fo:padding="0.049cm" fo:border-left="1.25pt solid #008000" fo:border-right="1.25pt solid #008000" fo:border-top="none" fo:border-bottom="1.25pt solid #008000"/>
    </style:style>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weight="bold" officeooo:rsid="0017b97c" officeooo:paragraph-rsid="002ab4c6" style:font-weight-asian="bold" style:font-weight-complex="bold"/>
    </style:style>
    <style:style style:name="P8"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officeooo:rsid="00261f3e" officeooo:paragraph-rsid="00261f3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style:font-name="Times New Roman" fo:font-size="10pt" style:font-size-asian="10pt" style:font-size-complex="10pt"/>
    </style:style>
    <style:style style:name="P16" style:family="paragraph" style:parent-style-name="Table_20_Contents">
      <style:paragraph-properties fo:text-align="start" style:justify-single-word="false"/>
      <style:text-properties style:font-name="Times New Roman" fo:font-size="10pt" style:font-size-asian="10pt" style:font-size-complex="10pt"/>
    </style:style>
    <style:style style:name="P17" style:family="paragraph" style:parent-style-name="Table_20_Contents">
      <style:paragraph-properties fo:text-align="start" style:justify-single-word="false"/>
      <style:text-properties style:font-name="Times New Roman" fo:font-size="10pt" officeooo:paragraph-rsid="001cbad4" style:font-size-asian="10pt" style:font-size-complex="10pt"/>
    </style:style>
    <style:style style:name="P18" style:family="paragraph" style:parent-style-name="Table_20_Contents">
      <style:paragraph-properties fo:text-align="end" style:justify-single-word="false"/>
      <style:text-properties style:font-name="Times New Roman" fo:font-size="10pt" style:font-size-asian="10pt" style:font-size-complex="10pt"/>
    </style:style>
    <style:style style:name="P19" style:family="paragraph" style:parent-style-name="Table_20_Contents">
      <style:text-properties style:font-name="Times New Roman" fo:font-size="10pt" officeooo:rsid="001df3e1" officeooo:paragraph-rsid="001df3e1" style:font-size-asian="10pt" style:font-size-complex="10pt"/>
    </style:style>
    <style:style style:name="P20" style:family="paragraph" style:parent-style-name="Table_20_Contents">
      <style:paragraph-properties fo:text-align="end" style:justify-single-word="false"/>
      <style:text-properties style:font-name="Times New Roman" fo:font-size="10pt" officeooo:rsid="002e6459" officeooo:paragraph-rsid="002e6459" style:font-size-asian="10pt" style:font-size-complex="10pt"/>
    </style:style>
    <style:style style:name="P21" style:family="paragraph" style:parent-style-name="Table_20_Contents">
      <style:paragraph-properties fo:text-align="end" style:justify-single-word="false"/>
      <style:text-properties style:font-name="Times New Roman" fo:font-size="10pt" fo:font-weight="bold" style:font-size-asian="10pt" style:font-size-complex="10pt"/>
    </style:style>
    <style:style style:name="P22"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3" style:family="paragraph" style:parent-style-name="Table_20_Contents">
      <style:text-properties officeooo:rsid="001fbd7f" officeooo:paragraph-rsid="001fbd7f"/>
    </style:style>
    <style:style style:name="P24" style:family="paragraph" style:parent-style-name="Table_20_Contents">
      <style:paragraph-properties fo:text-align="end" style:justify-single-word="false"/>
      <style:text-properties fo:color="#ff0000" style:font-name="Times New Roman" fo:font-size="10pt" style:font-size-asian="10pt" style:font-size-complex="10pt"/>
    </style:style>
    <style:style style:name="P25" style:family="paragraph" style:parent-style-name="Table_20_Contents">
      <style:paragraph-properties fo:text-align="start" style:justify-single-word="false"/>
      <style:text-properties fo:font-size="12pt"/>
    </style:style>
    <style:style style:name="P26" style:family="paragraph" style:parent-style-name="Table_20_Contents">
      <style:paragraph-properties fo:text-align="end" style:justify-single-word="false"/>
      <style:text-properties fo:font-size="12pt"/>
    </style:style>
    <style:style style:name="P27" style:family="paragraph" style:parent-style-name="Table_20_Contents">
      <style:paragraph-properties fo:text-align="start" style:justify-single-word="false"/>
      <style:text-properties fo:font-size="10pt" fo:font-weight="normal" officeooo:rsid="00209f41" officeooo:paragraph-rsid="00222813" style:font-size-asian="8.75pt" style:font-weight-asian="normal" style:font-size-complex="10pt" style:font-weight-complex="normal"/>
    </style:style>
    <style:style style:name="P28" style:family="paragraph" style:parent-style-name="Standard">
      <style:paragraph-properties fo:margin-left="1.251cm" fo:margin-right="0cm" fo:text-align="justify" style:justify-single-word="false" fo:text-indent="0cm" style:auto-text-indent="false"/>
      <style:text-properties officeooo:paragraph-rsid="0025b577"/>
    </style:style>
    <style:style style:name="P29" style:family="paragraph" style:parent-style-name="Standard">
      <style:paragraph-properties fo:margin-left="1.251cm" fo:margin-right="0cm" fo:text-align="justify" style:justify-single-word="false" fo:text-indent="0cm" style:auto-text-indent="false"/>
      <style:text-properties officeooo:rsid="0025b577" officeooo:paragraph-rsid="0025b577"/>
    </style:style>
    <style:style style:name="P30" style:family="paragraph" style:parent-style-name="Standard">
      <style:paragraph-properties fo:margin-left="1.251cm" fo:margin-right="0cm" fo:margin-top="0cm" fo:margin-bottom="0.199cm" loext:contextual-spacing="false" fo:text-align="justify" style:justify-single-word="false" fo:text-indent="0cm" style:auto-text-indent="false"/>
      <style:text-properties fo:font-size="10pt" fo:font-weight="normal" officeooo:rsid="00273cfa" officeooo:paragraph-rsid="00273cfa" style:font-size-asian="8.75pt" style:font-weight-asian="normal" style:font-size-complex="10pt" style:font-weight-complex="normal"/>
    </style:style>
    <style:style style:name="P31"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officeooo:rsid="00273cfa" officeooo:paragraph-rsid="00273cfa"/>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f67" style:font-size-asian="8.75pt" style:font-weight-asian="normal" style:font-size-complex="10pt" style:font-weight-complex="normal"/>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8f67" officeooo:paragraph-rsid="00278f67"/>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8eb12" officeooo:paragraph-rsid="0028eb12"/>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36"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37" style:family="paragraph" style:parent-style-name="Standard">
      <style:paragraph-properties fo:margin-top="0cm" fo:margin-bottom="0cm" loext:contextual-spacing="false" fo:text-align="justify" style:justify-single-word="false"/>
      <style:text-properties officeooo:rsid="002ab4c6" officeooo:paragraph-rsid="002ab4c6"/>
    </style:style>
    <style:style style:name="P38" style:family="paragraph" style:parent-style-name="Standard">
      <style:paragraph-properties fo:margin-top="0cm" fo:margin-bottom="0cm" loext:contextual-spacing="false" fo:text-align="justify" style:justify-single-word="false"/>
      <style:text-properties fo:font-size="10pt" fo:font-weight="normal" officeooo:rsid="00278836" officeooo:paragraph-rsid="00278836" style:font-size-asian="8.75pt" style:font-weight-asian="normal" style:font-size-complex="10pt" style:font-weight-complex="normal"/>
    </style:style>
    <style:style style:name="P39" style:family="paragraph" style:parent-style-name="Standard">
      <style:paragraph-properties fo:margin-top="0cm" fo:margin-bottom="0cm" loext:contextual-spacing="false" fo:text-align="justify" style:justify-single-word="false"/>
      <style:text-properties fo:font-size="10pt" fo:font-weight="normal" officeooo:rsid="00278f67" officeooo:paragraph-rsid="00278f67" style:font-size-asian="8.75pt" style:font-weight-asian="normal" style:font-size-complex="10pt" style:font-weight-complex="normal"/>
    </style:style>
    <style:style style:name="P40" style:family="paragraph" style:parent-style-name="Standard">
      <style:paragraph-properties fo:margin-top="0cm" fo:margin-bottom="0cm" loext:contextual-spacing="false" fo:text-align="justify" style:justify-single-word="false"/>
      <style:text-properties fo:font-size="10pt" fo:font-weight="normal" officeooo:rsid="002ab4c6" officeooo:paragraph-rsid="002ab4c6" style:font-size-asian="8.75pt" style:font-weight-asian="normal" style:font-size-complex="10pt" style:font-weight-complex="normal"/>
    </style:style>
    <style:style style:name="P41"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42" style:family="paragraph" style:parent-style-name="Standard" style:list-style-name="L1">
      <style:paragraph-properties fo:text-align="justify" style:justify-single-word="false"/>
      <style:text-properties fo:font-size="10pt" fo:font-weight="normal" officeooo:rsid="0017b97c" officeooo:paragraph-rsid="0017b97c" style:font-size-asian="8.75pt" style:font-weight-asian="normal" style:font-size-complex="10pt" style:font-weight-complex="normal"/>
    </style:style>
    <style:style style:name="P43" style:family="paragraph" style:parent-style-name="Standard" style:list-style-name="L1">
      <style:paragraph-properties fo:text-align="justify" style:justify-single-word="false"/>
      <style:text-properties fo:font-size="10pt" fo:font-weight="normal" officeooo:rsid="00199dba" officeooo:paragraph-rsid="001b0893" style:font-size-asian="8.75pt" style:font-weight-asian="normal" style:font-size-complex="10pt" style:font-weight-complex="normal"/>
    </style:style>
    <style:style style:name="P44" style:family="paragraph" style:parent-style-name="Standard" style:list-style-name="L1">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45" style:family="paragraph" style:parent-style-name="Standard" style:list-style-name="L1">
      <style:paragraph-properties fo:text-align="justify" style:justify-single-word="false"/>
      <style:text-properties fo:font-size="10pt" fo:font-weight="normal" officeooo:rsid="001cbad4" officeooo:paragraph-rsid="002e6459" style:font-size-asian="8.75pt" style:font-weight-asian="normal" style:font-size-complex="10pt" style:font-weight-complex="normal"/>
    </style:style>
    <style:style style:name="P46"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fo:font-weight="normal" officeooo:rsid="001cbad4" officeooo:paragraph-rsid="0023e6dc"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1cbad4" officeooo:paragraph-rsid="00274fcf" style:font-size-asian="8.75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50" style:family="paragraph" style:parent-style-name="Standard" style:list-style-name="L1">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51" style:family="paragraph" style:parent-style-name="Standard" style:list-style-name="L2">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52"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53" style:family="paragraph" style:parent-style-name="Standard" style:list-style-name="L3">
      <style:paragraph-properties fo:text-align="justify" style:justify-single-word="false"/>
      <style:text-properties officeooo:rsid="0024fde8" officeooo:paragraph-rsid="0025b577"/>
    </style:style>
    <style:style style:name="P54" style:family="paragraph" style:parent-style-name="Standard" style:list-style-name="L4">
      <style:paragraph-properties fo:margin-top="0cm" fo:margin-bottom="0.199cm" loext:contextual-spacing="false" fo:text-align="justify" style:justify-single-word="false"/>
      <style:text-properties officeooo:rsid="00261f3e" officeooo:paragraph-rsid="00335dc6"/>
    </style:style>
    <style:style style:name="P55" style:family="paragraph" style:parent-style-name="Standard" style:list-style-name="L4">
      <style:paragraph-properties fo:margin-top="0cm" fo:margin-bottom="0.199cm" loext:contextual-spacing="false" fo:text-align="justify" style:justify-single-word="false"/>
      <style:text-properties fo:font-size="10pt" fo:font-weight="normal" officeooo:rsid="00273cfa" officeooo:paragraph-rsid="00335dc6" style:font-size-asian="8.75pt" style:font-weight-asian="normal" style:font-size-complex="10pt" style:font-weight-complex="normal"/>
    </style:style>
    <style:style style:name="P56"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8.75pt" style:font-weight-asian="normal" style:font-size-complex="10pt" style:font-weight-complex="normal"/>
    </style:style>
    <style:style style:name="P57"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8836" style:font-size-asian="8.75pt" style:font-weight-asian="normal" style:font-size-complex="10pt" style:font-weight-complex="normal"/>
    </style:style>
    <style:style style:name="P58"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836" style:font-size-asian="8.75pt" style:font-weight-asian="normal" style:font-size-complex="10pt" style:font-weight-complex="normal"/>
    </style:style>
    <style:style style:name="P59"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28eb12" officeooo:paragraph-rsid="0028eb12" style:font-size-asian="8.75pt" style:font-weight-asian="normal" style:font-size-complex="10pt" style:font-weight-complex="normal"/>
    </style:style>
    <style:style style:name="P60"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61"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8836" officeooo:paragraph-rsid="00278836"/>
    </style:style>
    <style:style style:name="P62" style:family="paragraph" style:parent-style-name="Table_20_Contents" style:list-style-name="L2">
      <style:paragraph-properties fo:text-align="justify" style:justify-single-word="false"/>
      <style:text-properties fo:font-size="10pt" fo:font-weight="normal" officeooo:rsid="001fbd7f" officeooo:paragraph-rsid="001fbd7f" style:font-size-asian="8.75pt" style:font-weight-asian="normal" style:font-size-complex="10pt" style:font-weight-complex="normal"/>
    </style:style>
    <style:style style:name="P63" style:family="paragraph" style:parent-style-name="Table_20_Contents" style:list-style-name="L2">
      <style:paragraph-properties fo:text-align="justify" style:justify-single-word="false"/>
      <style:text-properties fo:font-size="10pt" fo:font-weight="normal" officeooo:rsid="00222813" officeooo:paragraph-rsid="00222813" style:font-size-asian="8.75pt" style:font-weight-asian="normal" style:font-size-complex="10pt" style:font-weight-complex="normal"/>
    </style:style>
    <style:style style:name="P64" style:family="paragraph" style:parent-style-name="Table_20_Contents" style:list-style-name="L2">
      <style:paragraph-properties fo:text-align="justify" style:justify-single-word="false"/>
      <style:text-properties fo:font-size="10pt" fo:font-weight="normal" officeooo:rsid="003173fa" officeooo:paragraph-rsid="003173fa" style:font-size-asian="8.75pt" style:font-weight-asian="normal" style:font-size-complex="10pt" style:font-weight-complex="normal"/>
    </style:style>
    <style:style style:name="T1" style:family="text">
      <style:text-properties officeooo:rsid="001b0893"/>
    </style:style>
    <style:style style:name="T2" style:family="text">
      <style:text-properties officeooo:rsid="001cbad4"/>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normal" officeooo:rsid="00254767" style:font-size-asian="8.75pt" style:font-weight-asian="normal" style:font-size-complex="10pt" style:font-weight-complex="normal"/>
    </style:style>
    <style:style style:name="T5" style:family="text">
      <style:text-properties fo:font-size="10pt" fo:font-weight="normal" officeooo:rsid="0024fde8" style:font-size-asian="8.75pt" style:font-weight-asian="normal" style:font-size-complex="10pt" style:font-weight-complex="normal"/>
    </style:style>
    <style:style style:name="T6" style:family="text">
      <style:text-properties fo:font-size="10pt" fo:font-weight="normal" officeooo:rsid="00273cfa" style:font-size-asian="8.75pt" style:font-weight-asian="normal" style:font-size-complex="10pt" style:font-weight-complex="normal"/>
    </style:style>
    <style:style style:name="T7" style:family="text">
      <style:text-properties fo:font-size="10pt" fo:font-weight="normal" officeooo:rsid="00278836" style:font-size-asian="8.75pt" style:font-weight-asian="normal" style:font-size-complex="10pt" style:font-weight-complex="normal"/>
    </style:style>
    <style:style style:name="T8" style:family="text">
      <style:text-properties fo:font-size="10pt" fo:font-weight="normal" officeooo:rsid="002b0479" style:font-size-asian="8.75pt" style:font-weight-asian="normal" style:font-size-complex="10pt" style:font-weight-complex="normal"/>
    </style:style>
    <style:style style:name="T9" style:family="text">
      <style:text-properties fo:font-size="10pt" fo:font-weight="normal" officeooo:rsid="00335dc6" style:font-size-asian="8.75pt" style:font-weight-asian="normal" style:font-size-complex="10pt" style:font-weight-complex="normal"/>
    </style:style>
    <style:style style:name="T1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1" style:family="text">
      <style:text-properties officeooo:rsid="0017b97c"/>
    </style:style>
    <style:style style:name="T12" style:family="text">
      <style:text-properties officeooo:rsid="001df3e1"/>
    </style:style>
    <style:style style:name="T13" style:family="text">
      <style:text-properties officeooo:rsid="00199dba"/>
    </style:style>
    <style:style style:name="T14" style:family="text">
      <style:text-properties officeooo:rsid="001ec29b"/>
    </style:style>
    <style:style style:name="T15" style:family="text">
      <style:text-properties officeooo:rsid="0023e6dc"/>
    </style:style>
    <style:style style:name="T16" style:family="text">
      <style:text-properties fo:font-style="italic" officeooo:rsid="002ab4c6" style:font-style-asian="italic" style:font-style-complex="italic"/>
    </style:style>
    <style:style style:name="T17" style:family="text">
      <style:text-properties fo:font-style="italic" officeooo:rsid="001b0893" style:font-style-asian="italic" style:font-style-complex="italic"/>
    </style:style>
    <style:style style:name="T18" style:family="text">
      <style:text-properties officeooo:rsid="00274fcf"/>
    </style:style>
    <style:style style:name="T19" style:family="text">
      <style:text-properties officeooo:rsid="00278f67"/>
    </style:style>
    <style:style style:name="T20" style:family="text">
      <style:text-properties officeooo:rsid="002ab4c6"/>
    </style:style>
    <style:style style:name="T21" style:family="text">
      <style:text-properties officeooo:rsid="002b0479"/>
    </style:style>
    <style:style style:name="T22" style:family="text">
      <style:text-properties officeooo:rsid="002e6459"/>
    </style:style>
    <style:style style:name="T23" style:family="text">
      <style:text-properties style:text-position="super 58%" officeooo:rsid="002e6459"/>
    </style:style>
    <style:style style:name="T24" style:family="text">
      <style:text-properties officeooo:rsid="002ead1b"/>
    </style:style>
    <style:style style:name="T25" style:family="text">
      <style:text-properties officeooo:rsid="00308294"/>
    </style:style>
    <style:style style:name="T26" style:family="text">
      <style:text-properties officeooo:rsid="0030e4db"/>
    </style:style>
    <style:style style:name="T27" style:family="text">
      <style:text-properties officeooo:rsid="00335dc6"/>
    </style:style>
    <style:style style:name="T28" style:family="text">
      <style:text-properties officeooo:rsid="003460a4"/>
    </style:style>
    <style:style style:name="T29" style:family="text">
      <style:text-properties officeooo:rsid="0036d282"/>
    </style:style>
    <style:style style:name="T30" style:family="text">
      <style:text-properties officeooo:rsid="003b2ac5"/>
    </style:style>
    <style:style style:name="T31" style:family="text">
      <style:text-properties officeooo:rsid="003b47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number:number-style style:name="N107">
      <number:number number:decimal-places="1" loext:min-decimal-places="1" number:min-integer-digits="1"/>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loext:min-decimal-places="1"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e <text:span text:style-name="T14">décembre </text:span>201<text:span text:style-name="T14">4</text:span></text:p>
      <text:p text:style-name="P2"/>
      <text:p text:style-name="P2">Exercice 1</text:p>
      <text:list xml:id="list2379848645" text:style-name="L1">
        <text:list-item>
          <text:p text:style-name="P42">La dépense en capital de recherche et développement pour l’environnement des entreprises s’élève à 259 millions d’euros en 2006 et la dépense nationale en recherche et développement pour l’environnement des administrations publique est de 1 221 millions d’euros en 2010,</text:p>
        </text:list-item>
        <text:list-item>
          <text:p text:style-name="P43">Dans la dépense en recherche et développement, <text:span text:style-name="T1">la répartition « </text:span>dépenses courantes » <text:span text:style-name="T17">versus</text:span><text:span text:style-name="T1"> « capital » est relativement stable dans les administrations publiques avec 90 % pour les dépenses courantes et 10 % pour le capital. En ce qui concerne les entreprises, la répartition est de l’ordre de 8 % pour les dépenses courantes et 12 % pour le capital ; mais la part de l’investissement a été plus élevée en 2002 (14 %), 2003 (15%) et 2006 (16%) et plus faible à 9 % de 2007 à 2009.</text:span></text:p>
        </text:list-item>
        <text:list-item>
          <text:p text:style-name="P44"><text:span text:style-name="T12">A</text:span>fin de calculer des indices référence 100 en 2000 <text:span text:style-name="T11">de recherche et développement pour l’environnement </text:span>des administrations et des entreprises de 2000 à 2010 on multiplie par 100 la dépense de l’année et on divise par le montant en 2000. Ainsi pour les administrations <text:span text:style-name="T25">et les entreprises</text:span> en 2001 on a 100*<text:span text:style-name="T25">2 465</text:span>/<text:span text:style-name="T25">2 133</text:span>, soit 1<text:span text:style-name="T25">15</text:span>,<text:span text:style-name="T25">6</text:span>. on obtient le tableau suivant :</text:p>
        </text:list-item>
      </text:list>
      <text:p text:style-name="P8"/>
      <text:p text:style-name="P8"><draw:frame draw:style-name="fr5" draw:name="Objet2" text:anchor-type="paragraph" svg:width="18.508cm" svg:height="2.043cm" draw:z-index="6"><draw:object xlink:href="./Object 2" xlink:type="simple" xlink:show="embed" xlink:actuate="onLoad"/><draw:image xlink:href="./ObjectReplacements/Object 2" xlink:type="simple" xlink:show="embed" xlink:actuate="onLoad"/></draw:frame></text:p>
      <text:p text:style-name="P8"><text:tab/><text:span text:style-name="T25">Pour ceux qui ont séparé publique et entreprise mais ce n’est pas ce qui était demandé :</text:span></text:p>
      <text:p text:style-name="P8"/>
      <table:table table:name="Tableau1" table:style-name="Tableau1">
        <table:table-column table:style-name="Tableau1.A"/>
        <table:table-column table:style-name="Tableau1.B"/>
        <table:table-column table:style-name="Tableau1.C" table:number-columns-repeated="12"/>
        <table:table-row table:style-name="Tableau1.1">
          <table:table-cell table:style-name="Tableau1.A1" office:value-type="string">
            <text:p text:style-name="P19">Date</text:p>
          </table:table-cell>
          <table:table-cell table:style-name="Tableau1.B1" office:value-type="float" office:value="2000">
            <text:p text:style-name="P21">2000</text:p>
          </table:table-cell>
          <table:table-cell table:style-name="Tableau1.B1" office:value-type="float" office:value="2001">
            <text:p text:style-name="P21">2001</text:p>
          </table:table-cell>
          <table:table-cell table:style-name="Tableau1.B1" office:value-type="float" office:value="2002">
            <text:p text:style-name="P21">2002</text:p>
          </table:table-cell>
          <table:table-cell table:style-name="Tableau1.B1" office:value-type="float" office:value="2003">
            <text:p text:style-name="P21">2003</text:p>
          </table:table-cell>
          <table:table-cell table:style-name="Tableau1.B1" office:value-type="float" office:value="2004">
            <text:p text:style-name="P21">2004</text:p>
          </table:table-cell>
          <table:table-cell table:style-name="Tableau1.B1" office:value-type="float" office:value="2005">
            <text:p text:style-name="P21">2005</text:p>
          </table:table-cell>
          <table:table-cell table:style-name="Tableau1.B1" office:value-type="float" office:value="2006">
            <text:p text:style-name="P21">2006</text:p>
          </table:table-cell>
          <table:table-cell table:style-name="Tableau1.B1" office:value-type="float" office:value="2007">
            <text:p text:style-name="P21">2007</text:p>
          </table:table-cell>
          <table:table-cell table:style-name="Tableau1.B1" office:value-type="float" office:value="2008">
            <text:p text:style-name="P21">2008</text:p>
          </table:table-cell>
          <table:table-cell table:style-name="Tableau1.B1" office:value-type="float" office:value="2009">
            <text:p text:style-name="P21">2009</text:p>
          </table:table-cell>
          <table:table-cell table:style-name="Tableau1.B1" office:value-type="float" office:value="2010">
            <text:p text:style-name="P21">2010</text:p>
          </table:table-cell>
          <table:table-cell table:style-name="Tableau1.B1" office:value-type="float" office:value="2011">
            <text:p text:style-name="P21">2011</text:p>
          </table:table-cell>
          <table:table-cell table:style-name="Tableau1.N1" office:value-type="float" office:value="2012">
            <text:p text:style-name="P21">2012</text:p>
          </table:table-cell>
        </table:table-row>
        <table:table-row table:style-name="Tableau1.1">
          <table:table-cell table:style-name="Tableau1.A2" office:value-type="string">
            <text:p text:style-name="P16">Administrations publiques<text:line-break/><text:span text:style-name="T2">(Millions d’euros)</text:span></text:p>
          </table:table-cell>
          <table:table-cell table:style-name="Tableau1.B2" office:value-type="float" office:value="1319">
            <text:p text:style-name="P18">1 319</text:p>
          </table:table-cell>
          <table:table-cell table:style-name="Tableau1.B2" office:value-type="float" office:value="1567">
            <text:p text:style-name="P18">1 567</text:p>
          </table:table-cell>
          <table:table-cell table:style-name="Tableau1.B2" office:value-type="float" office:value="1613">
            <text:p text:style-name="P18">1 613</text:p>
          </table:table-cell>
          <table:table-cell table:style-name="Tableau1.B2" office:value-type="float" office:value="1653">
            <text:p text:style-name="P18">1 653</text:p>
          </table:table-cell>
          <table:table-cell table:style-name="Tableau1.B2" office:value-type="float" office:value="1607">
            <text:p text:style-name="P18">1 607</text:p>
          </table:table-cell>
          <table:table-cell table:style-name="Tableau1.B2" office:value-type="float" office:value="1678">
            <text:p text:style-name="P18">1 678</text:p>
          </table:table-cell>
          <table:table-cell table:style-name="Tableau1.B2" office:value-type="float" office:value="1230">
            <text:p text:style-name="P18">1 230</text:p>
          </table:table-cell>
          <table:table-cell table:style-name="Tableau1.B2" office:value-type="float" office:value="1202">
            <text:p text:style-name="P18">1 202</text:p>
          </table:table-cell>
          <table:table-cell table:style-name="Tableau1.B2" office:value-type="float" office:value="1192">
            <text:p text:style-name="P18">1 192</text:p>
          </table:table-cell>
          <table:table-cell table:style-name="Tableau1.B2" office:value-type="float" office:value="1181">
            <text:p text:style-name="P18">1 181</text:p>
          </table:table-cell>
          <table:table-cell table:style-name="Tableau1.B2" office:value-type="float" office:value="1221">
            <text:p text:style-name="P18">1 221</text:p>
          </table:table-cell>
          <table:table-cell table:style-name="Tableau1.B2" office:value-type="float" office:value="1456">
            <text:p text:style-name="P18">1 <text:span text:style-name="T22">456</text:span></text:p>
          </table:table-cell>
          <table:table-cell table:style-name="Tableau1.N2" office:value-type="float" office:value="1657">
            <text:p text:style-name="P18">1 <text:span text:style-name="T22">657</text:span></text:p>
          </table:table-cell>
        </table:table-row>
        <table:table-row table:style-name="Tableau1.1">
          <table:table-cell table:style-name="Tableau1.A3" office:value-type="string">
            <text:p text:style-name="P17">Entreprises<text:line-break/><text:span text:style-name="T2">(Millions d’euros)</text:span></text:p>
          </table:table-cell>
          <table:table-cell table:style-name="Tableau1.B2" office:value-type="float" office:value="814">
            <text:p text:style-name="P18">814</text:p>
          </table:table-cell>
          <table:table-cell table:style-name="Tableau1.B2" office:value-type="float" office:value="898">
            <text:p text:style-name="P18">898</text:p>
          </table:table-cell>
          <table:table-cell table:style-name="Tableau1.B2" office:value-type="float" office:value="963">
            <text:p text:style-name="P18">963</text:p>
          </table:table-cell>
          <table:table-cell table:style-name="Tableau1.B2" office:value-type="float" office:value="1016">
            <text:p text:style-name="P18">1 016</text:p>
          </table:table-cell>
          <table:table-cell table:style-name="Tableau1.B2" office:value-type="float" office:value="1216">
            <text:p text:style-name="P18">1 216</text:p>
          </table:table-cell>
          <table:table-cell table:style-name="Tableau1.B2" office:value-type="float" office:value="1217">
            <text:p text:style-name="P18">1 217</text:p>
          </table:table-cell>
          <table:table-cell table:style-name="Tableau1.B2" office:value-type="float" office:value="1644">
            <text:p text:style-name="P18">1 644</text:p>
          </table:table-cell>
          <table:table-cell table:style-name="Tableau1.B2" office:value-type="float" office:value="1705">
            <text:p text:style-name="P18">1 705</text:p>
          </table:table-cell>
          <table:table-cell table:style-name="Tableau1.B2" office:value-type="float" office:value="1961">
            <text:p text:style-name="P18">1 961</text:p>
          </table:table-cell>
          <table:table-cell table:style-name="Tableau1.B2" office:value-type="float" office:value="2406">
            <text:p text:style-name="P18">2 406</text:p>
          </table:table-cell>
          <table:table-cell table:style-name="Tableau1.B2" office:value-type="float" office:value="2559">
            <text:p text:style-name="P18">2 559</text:p>
          </table:table-cell>
          <table:table-cell table:style-name="Tableau1.B2" office:value-type="float" office:value="2734">
            <text:p text:style-name="P20">2 734</text:p>
          </table:table-cell>
          <table:table-cell table:style-name="Tableau1.N2" office:value-type="float" office:value="2685">
            <text:p text:style-name="P20">2 685</text:p>
          </table:table-cell>
        </table:table-row>
        <table:table-row table:style-name="Tableau1.1">
          <table:table-cell table:style-name="Tableau1.A4" office:value-type="string">
            <text:p text:style-name="P16"><text:span text:style-name="T2">Indice des<text:line-break/></text:span>Administrations publiques</text:p>
          </table:table-cell>
          <table:table-cell table:style-name="Tableau1.B4" office:value-type="float" office:value="100">
            <text:p text:style-name="P18">100,0</text:p>
          </table:table-cell>
          <table:table-cell table:style-name="Tableau1.B4" office:value-type="float" office:value="118.802122820318">
            <text:p text:style-name="P18">118,8</text:p>
          </table:table-cell>
          <table:table-cell table:style-name="Tableau1.B4" office:value-type="float" office:value="122.289613343442">
            <text:p text:style-name="P18">122,3</text:p>
          </table:table-cell>
          <table:table-cell table:style-name="Tableau1.B4" office:value-type="float" office:value="125.322213798332">
            <text:p text:style-name="P18">125,3</text:p>
          </table:table-cell>
          <table:table-cell table:style-name="Tableau1.B4" office:value-type="float" office:value="121.834723275208">
            <text:p text:style-name="P18">121,8</text:p>
          </table:table-cell>
          <table:table-cell table:style-name="Tableau1.B4" office:value-type="float" office:value="127.217589082638">
            <text:p text:style-name="P18">127,2</text:p>
          </table:table-cell>
          <table:table-cell table:style-name="Tableau1.B4" office:value-type="float" office:value="93.2524639878696">
            <text:p text:style-name="P18">93,3</text:p>
          </table:table-cell>
          <table:table-cell table:style-name="Tableau1.B4" office:value-type="float" office:value="91.1296436694466">
            <text:p text:style-name="P18">91,1</text:p>
          </table:table-cell>
          <table:table-cell table:style-name="Tableau1.B4" office:value-type="float" office:value="90.371493555724">
            <text:p text:style-name="P18">90,4</text:p>
          </table:table-cell>
          <table:table-cell table:style-name="Tableau1.B4" office:value-type="float" office:value="89.5375284306293">
            <text:p text:style-name="P18">89,5</text:p>
          </table:table-cell>
          <table:table-cell table:style-name="Tableau1.B4" office:value-type="float" office:value="92.5701288855193">
            <text:p text:style-name="P18">92,6</text:p>
          </table:table-cell>
          <table:table-cell table:style-name="Tableau1.B4" office:value-type="float" office:value="110.386656557998">
            <text:p text:style-name="P18">110,4</text:p>
          </table:table-cell>
          <table:table-cell table:style-name="Tableau1.N4" office:value-type="float" office:value="125.625473843821">
            <text:p text:style-name="P18">125,6</text:p>
          </table:table-cell>
        </table:table-row>
        <table:table-row table:style-name="Tableau1.1">
          <table:table-cell table:style-name="Tableau1.A5" office:value-type="string">
            <text:p text:style-name="P16"><text:span text:style-name="T2">Indice des </text:span>Entreprises</text:p>
          </table:table-cell>
          <table:table-cell table:style-name="Tableau1.B4" office:value-type="float" office:value="100">
            <text:p text:style-name="P18">100,0</text:p>
          </table:table-cell>
          <table:table-cell table:style-name="Tableau1.B4" office:value-type="float" office:value="110.31941031941">
            <text:p text:style-name="P18">110,3</text:p>
          </table:table-cell>
          <table:table-cell table:style-name="Tableau1.B4" office:value-type="float" office:value="118.304668304668">
            <text:p text:style-name="P18">118,3</text:p>
          </table:table-cell>
          <table:table-cell table:style-name="Tableau1.B4" office:value-type="float" office:value="124.815724815725">
            <text:p text:style-name="P18">124,8</text:p>
          </table:table-cell>
          <table:table-cell table:style-name="Tableau1.B4" office:value-type="float" office:value="149.385749385749">
            <text:p text:style-name="P18">149,4</text:p>
          </table:table-cell>
          <table:table-cell table:style-name="Tableau1.B4" office:value-type="float" office:value="149.508599508599">
            <text:p text:style-name="P18">149,5</text:p>
          </table:table-cell>
          <table:table-cell table:style-name="Tableau1.B4" office:value-type="float" office:value="201.965601965602">
            <text:p text:style-name="P18">202,0</text:p>
          </table:table-cell>
          <table:table-cell table:style-name="Tableau1.B4" office:value-type="float" office:value="209.459459459459">
            <text:p text:style-name="P18">209,5</text:p>
          </table:table-cell>
          <table:table-cell table:style-name="Tableau1.B4" office:value-type="float" office:value="240.909090909091">
            <text:p text:style-name="P18">240,9</text:p>
          </table:table-cell>
          <table:table-cell table:style-name="Tableau1.B4" office:value-type="float" office:value="295.577395577396">
            <text:p text:style-name="P18">295,6</text:p>
          </table:table-cell>
          <table:table-cell table:style-name="Tableau1.B4" office:value-type="float" office:value="314.373464373464">
            <text:p text:style-name="P18">314,4</text:p>
          </table:table-cell>
          <table:table-cell table:style-name="Tableau1.B4" office:value-type="float" office:value="335.872235872236">
            <text:p text:style-name="P18">335,9</text:p>
          </table:table-cell>
          <table:table-cell table:style-name="Tableau1.N4" office:value-type="float" office:value="329.85257985258">
            <text:p text:style-name="P18">329,9</text:p>
          </table:table-cell>
        </table:table-row>
      </table:table>
      <text:p text:style-name="P8"/>
      <text:list xml:id="list170739125502552" text:continue-numbering="true" text:style-name="L1">
        <text:list-item>
          <text:p text:style-name="P49">Représentation graphique de la dépense e<text:span text:style-name="T13">n recherche et développement pour l’environnement des administrations publique</text:span>s et des entreprises de 200 à 2012</text:p>
        </text:list-item>
      </text:list>
      <text:p text:style-name="P11"/>
      <text:p text:style-name="P11">(seul le premier graphique est demandé mais pour ceux qui n’ont pas fait la somme j’ai aussi mis le deuxième avec les deux courbes)</text:p>
      <text:p text:style-name="P9"><draw:frame draw:style-name="fr6" draw:name="Objet3" text:anchor-type="paragraph" svg:x="-0.533cm" svg:y="0.247cm" svg:width="9.312cm" svg:height="5.239cm" draw:z-index="7"><draw:object xlink:href="./Object 3" xlink:type="simple" xlink:show="embed" xlink:actuate="onLoad"/><draw:image xlink:href="./ObjectReplacements/Object 3" xlink:type="simple" xlink:show="embed" xlink:actuate="onLoad"/></draw:frame><draw:frame draw:style-name="fr2" draw:name="Image1" text:anchor-type="paragraph" svg:x="9.028cm" svg:y="0.178cm" svg:width="9.694cm" svg:height="4.789cm" draw:z-index="0"><draw:image xlink:href="Pictures/200004A40000472A0000232A1BB2746E83662FA3.svm" xlink:type="simple" xlink:show="embed" xlink:actuate="onLoad" loext:mime-type="image/x-vclgraphic"/></draw:frame></text:p>
      <text:p text:style-name="P9"/>
      <text:p text:style-name="P9"/>
      <text:p text:style-name="P9"/>
      <text:p text:style-name="P9"/>
      <text:list xml:id="list170739585430795" text:continue-numbering="true" text:style-name="L1">
        <text:list-header>
          <text:p text:style-name="P43"/>
        </text:list-header>
        <text:list-item>
          <text:p text:style-name="P50">La dépense en recherche et développement croit doucement jusqu’en 2006 puis cette croissance accélère ensuite. <text:span text:style-name="T13">Si la dépense en recherche et développement pour l’environnement des administrations publiques croît fortement en 2001 par rapport à 2000 (+18,8%), puis se stabilise de 2002 </text:span>à<text:span text:style-name="T13"> 200</text:span>5<text:span text:style-name="T13"> (+</text:span>4<text:span text:style-name="T13"> % </text:span>en 3 ans<text:span text:style-name="T13">), avant de décroître beaucoup en 2006 ( -26,7%) et de se quasi-stabiliser jusqu’en 2010 ; celle des entreprises croît à un rythme soutenu de 2000 à 200</text:span>5<text:span text:style-name="T13"> (+ </text:span>49<text:span text:style-name="T13">,</text:span>4<text:span text:style-name="T13"> % </text:span>en 5 ans<text:span text:style-name="T13">) puis </text:span>il augmente deux fois plus vite sur la période<text:span text:style-name="T13"> 200</text:span>5<text:span text:style-name="T13"> à 2010 (+ 11</text:span>0<text:span text:style-name="T13">,</text:span>3<text:span text:style-name="T13"> % </text:span>en 5<text:span text:style-name="T13"> an</text:span>s<text:span text:style-name="T13">). </text:span></text:p>
        </text:list-item>
        <text:list-item>
          <text:p text:style-name="P45">Ainsi pour les administrations en 20<text:span text:style-name="T22">12, avec un taux de croissance annuel moyen de 1,5 % depuis 2010, </text:span>on a <text:span text:style-name="T22">1386*1,015</text:span><text:span text:style-name="T23">12</text:span>, soit <text:span text:style-name="T22">1 657 millions d’euros et en 2011, 1657/1,138 soit 1 456 millions d’euros</text:span>. <text:span text:style-name="T22">Et</text:span> pour les <text:soft-page-break/><text:span text:style-name="T22">entreprises</text:span> en 20<text:span text:style-name="T22">12, avec un taux de croissance annuel moyen de 11,25 % depuis 2010, </text:span>on a <text:span text:style-name="T22">747*1,1125</text:span><text:span text:style-name="T23">12</text:span>, soit <text:span text:style-name="T22">2 685 millions d’euros et en 2011, 2 685/0,982 soit 2 734 millions d’euros</text:span>.</text:p>
          <text:p text:style-name="P46"/>
        </text:list-item>
      </text:list>
      <text:p text:style-name="P3">Exercice <text:span text:style-name="T14">2</text:span></text:p>
      <text:list xml:id="list2934033111" text:style-name="L2">
        <text:list-item>
          <text:p text:style-name="P51">On recensait <text:span text:style-name="T22">128 336 exploitation ayant des </text:span>vaches laitières en 2000 et 5 530 062 brebis en 2010 dans les exploitations agricoles françaises.</text:p>
        </text:list-item>
        <text:list-item>
          <text:p text:style-name="P51">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23">Dates</text:p>
          </table:table-cell>
          <table:table-cell table:style-name="Tableau2.B1" office:value-type="float" office:value="1988">
            <text:p text:style-name="P14">19<text:span text:style-name="T24">8</text:span>8</text:p>
          </table:table-cell>
          <table:table-cell table:style-name="Tableau2.B1" office:value-type="float" office:value="2000">
            <text:p text:style-name="P14">2000</text:p>
          </table:table-cell>
          <table:table-cell table:style-name="Tableau2.D1" office:value-type="float" office:value="2010">
            <text:p text:style-name="P14">2010</text:p>
          </table:table-cell>
        </table:table-row>
        <table:table-row table:style-name="Tableau2.1">
          <table:table-cell table:style-name="Tableau2.A3" office:value-type="string">
            <text:p text:style-name="P13">Nombre d’exploitations</text:p>
          </table:table-cell>
          <table:table-cell table:style-name="Tableau2.B2" office:value-type="float" office:value="1016755">
            <text:p text:style-name="P14">1 016 755</text:p>
          </table:table-cell>
          <table:table-cell table:style-name="Tableau2.B2" office:value-type="float" office:value="663807">
            <text:p text:style-name="P14">663 807</text:p>
          </table:table-cell>
          <table:table-cell table:style-name="Tableau2.D2" office:value-type="float" office:value="489977">
            <text:p text:style-name="P14">489 977</text:p>
          </table:table-cell>
        </table:table-row>
        <table:table-row table:style-name="Tableau2.1">
          <table:table-cell table:style-name="Tableau2.A3" office:value-type="string">
            <text:p text:style-name="P13">Superficie agricole utilisée <text:span text:style-name="T14">en hectare</text:span></text:p>
          </table:table-cell>
          <table:table-cell table:style-name="Tableau2.B2" office:value-type="float" office:value="28595799">
            <text:p text:style-name="P14">28 595 799</text:p>
          </table:table-cell>
          <table:table-cell table:style-name="Tableau2.B2" office:value-type="float" office:value="27856313">
            <text:p text:style-name="P14">27 856 313</text:p>
          </table:table-cell>
          <table:table-cell table:style-name="Tableau2.D2" office:value-type="float" office:value="26963252">
            <text:p text:style-name="P14">26 963 252</text:p>
          </table:table-cell>
        </table:table-row>
        <table:table-row table:style-name="Tableau2.1">
          <table:table-cell table:style-name="Tableau2.A4" office:value-type="string">
            <text:p text:style-name="P13">Superficie moyenne <text:span text:style-name="T14">en hectare</text:span></text:p>
          </table:table-cell>
          <table:table-cell table:style-name="Tableau2.B2" office:value-type="float" office:value="28.1245717994994">
            <text:p text:style-name="P14">28</text:p>
          </table:table-cell>
          <table:table-cell table:style-name="Tableau2.B2" office:value-type="float" office:value="41.9644761203181">
            <text:p text:style-name="P14">42</text:p>
          </table:table-cell>
          <table:table-cell table:style-name="Tableau2.D2" office:value-type="float" office:value="55.0296279213106">
            <text:p text:style-name="P14">55</text:p>
          </table:table-cell>
        </table:table-row>
      </table:table>
      <text:p text:style-name="P10">La surface moyenne des exploitations est passée de 28 ha en 1998, à 42 ha en 2000 et à 55 ha en 2010.</text:p>
      <text:list xml:id="list170740053186491" text:continue-numbering="true" text:style-name="L2">
        <text:list-item>
          <text:p text:style-name="P62">Le nombre d’exploitations est passé de <text:span text:style-name="T26">663 807</text:span> en 1998 à 489 977 en 2010, soit une d<text:span text:style-name="T21">iminution de 26</text:span>,<text:span text:style-name="T26">2</text:span> % (489 977/<text:span text:style-name="T26">663 807</text:span>-1) tandis que la superficie reculait de <text:span text:style-name="T26">3</text:span>,<text:span text:style-name="T26">2</text:span> % (26 963 252/2<text:span text:style-name="T26">7</text:span> <text:span text:style-name="T26">856</text:span> <text:span text:style-name="T26">313</text:span>-1). </text:p>
        </text:list-item>
        <text:list-item>
          <text:p text:style-name="P62"><text:span text:style-name="T21">L</text:span>a disparition de <text:span text:style-name="T28">26</text:span>,<text:span text:style-name="T28">2</text:span> % des exploitations s’accompagne d’un recul de seulement <text:span text:style-name="T28">3</text:span>,<text:span text:style-name="T28">2</text:span> % de la surface agricole utilisée, ce qui signifie que les exploitations restantes ont acquis la majeure partie des terres des exploitations arrêtées. <text:span text:style-name="T21">De ce f</text:span>a<text:span text:style-name="T21">it, </text:span>la surface agricole moyenne des exploitations <text:span text:style-name="T21">a</text:span> <text:span text:style-name="T28">fortement augmentée</text:span> <text:span text:style-name="T21">de 2000 à 2010 en</text:span> passant de <text:span text:style-name="T28">42</text:span> hectares à 55 hectares.</text:p>
        </text:list-item>
        <text:list-item>
          <text:p text:style-name="P63"><text:span text:style-name="T26">Pour calculer la répartition du nombre d’exploitation de vaches laitières il faut prendre le nombre d’exploitations de vache laitières divisé par le nombre total d’exploitations (268563/988023). Il faut faire ceci pour tout le cheptel en 1988 et 2010 et pour le nombre de têtes</text:span>. <text:span text:style-name="T26">L</text:span>es résultats sont présentés ci-après.</text:p>
        </text:list-item>
      </text:list>
      <text:p text:style-name="P27"><draw:frame draw:style-name="fr6" draw:name="Objet4" text:anchor-type="paragraph" svg:x="-1.051cm" svg:y="0.173cm" svg:width="19.105cm" svg:height="3.484cm" draw:z-index="8"><draw:object xlink:href="./Object 4" xlink:type="simple" xlink:show="embed" xlink:actuate="onLoad"/><draw:image xlink:href="./ObjectReplacements/Object 4" xlink:type="simple" xlink:show="embed" xlink:actuate="onLoad"/></draw:frame></text:p>
      <text:p text:style-name="P27"/>
      <text:list xml:id="list170738631562143" text:continue-numbering="true" text:style-name="L2">
        <text:list-item>
          <text:p text:style-name="P64">La proportion du nombre d’exploitation de vache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64">En 1988, le nombre de têtes de poulets représente un peu plus d’un tiers du nombre de tête total (37,5%). En 2010, le nombre de Poulets a exponentiellement augmenté, ainsi les poulets représentent 90 % du nombre de l’ensemble des têtes. Par conséquent la proportion de tous les autres animaux est devenu minime en 2010 par rapport à 1988. Si l’on veut voir des effets sur les autres élevages il faudrait refaire la même étude en retirant les Poulets du champs. Pour les Poulets, Bien que le nombre d’exploitations de poulets à été divisé par deux le nombre de Poulets a été multiplié par 13. Ce qui signifie que les exploitations de Poulets comportent environ 26 fois plus de Poulets en 2010 qu’en 1988. </text:p>
        </text:list-item>
      </text:list>
      <text:list xml:id="list170739371860185" text:continue-list="list170739585430795" text:style-name="L1">
        <text:list-header>
          <text:p text:style-name="P47"/>
        </text:list-header>
      </text:list>
      <text:p text:style-name="P4">Exercice <text:span text:style-name="T15">3</text:span></text:p>
      <text:list xml:id="list4091708238" text:style-name="L3">
        <text:list-item>
          <text:p text:style-name="P53"><text:span text:style-name="T4">L</text:span><text:span text:style-name="T3">a population étudiée est celles des jeunes de 18 à 29 ans </text:span><text:span text:style-name="T4">résidant en France.</text:span></text:p>
        </text:list-item>
      </text:list>
      <text:p text:style-name="P28"><text:span text:style-name="T4">L’unité statistique est le jeune de 18 à 29 ans résidant en France</text:span><text:span text:style-name="T5">.</text:span></text:p>
      <text:p text:style-name="P29"><text:span text:style-name="T5">O</text:span><text:span text:style-name="T3">n étudie le niveau de diplôme (variable qualitative), le lieu de résidence (variable qualitative) et le lien avec la migration (variable qualitative).</text:span></text:p>
      <text:list xml:id="list2466173102" text:style-name="L4">
        <text:list-item>
          <text:p text:style-name="P52">On représente graphiquement le niveau de diplôme en fonction de la résidence en <text:span text:style-name="T21">zone urbaine sensible (Zus) </text:span><text:s/>ou hors Zus.</text:p>
        </text:list-item>
      </text:list>
      <text:p text:style-name="P12"><draw:frame draw:style-name="fr1" draw:name="Cadre1" text:anchor-type="paragraph" svg:width="16cm" draw:z-index="1"><draw:text-box fo:min-height="8.999cm"><text:p text:style-name="Illustration"><draw:frame draw:style-name="fr3" draw:name="Image2" text:anchor-type="paragraph" svg:width="16cm" svg:height="8.999cm" style:rel-height="scale" draw:z-index="2"><draw:image xlink:href="Pictures/2000021300003E80000023281F4C67A4BC5DB24E.svm" xlink:type="simple" xlink:show="embed" xlink:actuate="onLoad" loext:mime-type="image/x-vclgraphic"/></draw:frame>Illustration <text:sequence text:ref-name="refIllustration0" text:name="Illustration" text:formula="ooow:Illustration+1" style:num-format="1">1</text:sequence>: Niveau de diplôme selon la résidence en Zus ou hors Zus</text:p></draw:text-box></draw:frame><text:soft-page-break/></text:p>
      <text:p text:style-name="P12"/>
      <text:p text:style-name="P12"/>
      <text:list xml:id="list170740095578867" text:continue-numbering="true" text:style-name="L4">
        <text:list-item>
          <text:p text:style-name="P52">20,8 % des enfants immigrés résidant hors Zus, âgés de 18 à 29 ans, sont sans diplôme.</text:p>
        </text:list-item>
        <text:list-item>
          <text:p text:style-name="P54"><text:span text:style-name="T3">Hors Zus, les immigrés qui ne représentent alors que 6,4 % de la population sont pour 20,8 % sans diplôme alors que ce n’est le cas que de 12,1 % d’enfants d’immigrés et de 7,0 % d’enfants non issus de l’immigration. En ce qui concerne le CAP-BEP ou le baccalauréat, les résultats sont peu influencés par l’immigration. Si 18,5 % des enfants non issus de l’immigration ont un niveau Bac +2, ce </text:span><text:span text:style-name="T8">n’</text:span><text:span text:style-name="T3">est le cas que de 15,1 % des enfants </text:span><text:span text:style-name="T8">d’</text:span><text:span text:style-name="T3">immigrés et 7,5 % des immigré. Ce constat est tempéré par le fait que 20,6 % des immigrés ont un niveau Bac +3 alors que ce n’est le cas que de 17,2 % des descendants d’immigrés et de 17,3 % des enfants non issus de l’immigration. Les descendants d’immigrés sont plus nombreux à poursuivre des études au moment de l’enquête (26,6%) devant les non issus de l’immigration (23,0%) et les immigrés (22,2%).</text:span></text:p>
          <text:p text:style-name="P54"><text:span text:style-name="T3">E</text:span><text:span text:style-name="T9">n</text:span><text:span text:style-name="T3"> Zus, les immigrés qui représentent alors 13,3 % de la population sont pour 32,8 % sans diplôme alors que ce n’est le cas que de 17,7 % d’enfants d’immigrés et de 15,6 % d’enfants non issus de l’immigration. En ce qui concerne le CAP-BEP, les immigrés (39,3%) et les descendants d’immigrés (39,1%) sont plus nombreux que les enfants non issus de l’immigration (34,1%) a obtenir ce diplôme. Pour le baccalauréat, les résultats </text:span><text:span text:style-name="T6">distinguent les immigrés (15,9%) des autres (~24%)</text:span><text:span text:style-name="T3">. Si </text:span><text:span text:style-name="T6">21,8</text:span><text:span text:style-name="T3"> % des enfants non issus de l’immigration ont un niveau Bac +2, ce </text:span><text:span text:style-name="T8">n’</text:span><text:span text:style-name="T3">est le cas que de 1</text:span><text:span text:style-name="T6">1</text:span><text:span text:style-name="T3">,1 % des enfants </text:span><text:span text:style-name="T6">d’</text:span><text:span text:style-name="T3">immigrés et </text:span><text:span text:style-name="T6">3</text:span><text:span text:style-name="T3">,</text:span><text:span text:style-name="T6">9</text:span><text:span text:style-name="T3"> % des immigré</text:span><text:span text:style-name="T8">s</text:span><text:span text:style-name="T3">. Ce constat est tempéré par le fait que </text:span><text:span text:style-name="T6">8,1</text:span><text:span text:style-name="T3"> % des immigrés ont un niveau Bac +3 alors que ce n’est le cas que de </text:span><text:span text:style-name="T6">8,0</text:span><text:span text:style-name="T3"> % des descendants d’immigrés et de </text:span><text:span text:style-name="T6">4</text:span><text:span text:style-name="T3">,3 % des enfants non issus de l’immigration. Les descendants d’immigrés (</text:span><text:span text:style-name="T6">25,3%)</text:span><text:span text:style-name="T3"> ont plus nombreux à poursuivre des études au moment de l’enquête </text:span><text:span text:style-name="T6">devant l</text:span><text:span text:style-name="T3">es non issus de l’immigration (</text:span><text:span text:style-name="T6">17,1</text:span><text:span text:style-name="T3">%) </text:span><text:span text:style-name="T6">et </text:span><text:span text:style-name="T3">les immigrés </text:span><text:span text:style-name="T6">(13,3%).</text:span></text:p>
          <text:p text:style-name="P55"/>
        </text:list-item>
      </text:list>
      <text:p text:style-name="P31"><text:span text:style-name="T3">Hors Zus, les non issus de l’immigration représentent 79,6 % de la population (17,1 % en Zus), le descendants d’immigrés 14,0 % (25,3 % en Zus) et les immigrés 6,4 % (42,7% en Zus). Cette différence de structure de population doit avoir un influence sur les résultats obtenus lors de la scolarité en Zus </text:span><text:span text:style-name="T10">versus</text:span><text:span text:style-name="T3"> Non Zus. </text:span></text:p>
      <text:p text:style-name="P30">En Zus, le taux de sans diplôme est de 19,9 % contre 8,6 % hors Zus, le taux de CAP BEP est proche (33,4 % hors Zus ; 36,9 % en Zus), le taux de bachelier est semblable (23,2 % hors Zus ; 22,4 % en Zus). Si au niveau Bac +2 hors Zus il y a 17,3 % de la population contre 14,5 % en Zus ; au niveau Bac +3 17,5 % hors Zus ont un tel niveau contre seulement 6,3 % en Zus. Le taux de sans diplôme beaucoup plus élevé en Zus et une plus forte prévalence des CAP-BEP expliquent la faible proportion d’élèves en enseignement supérieur. </text:p>
      <text:list xml:id="list170739036226876" text:continue-list="list170739371860185" text:style-name="L1">
        <text:list-header>
          <text:p text:style-name="P48"/>
        </text:list-header>
      </text:list>
      <text:p text:style-name="P5">Exercice <text:span text:style-name="T18">4</text:span></text:p>
      <text:list xml:id="list2639002092" text:style-name="L5">
        <text:list-item>
          <text:p text:style-name="P56">Dans [a, b[ la valeur a est inclue et la valeur b est exclue de l’intervalle. </text:p>
        </text:list-item>
        <text:list-item>
          <text:p text:style-name="P56">36 fonctionnaires du service ont une ancienneté comprise entre 15 et 25 ans. <text:span text:style-name="T27">Un titre du tableau possible serait : <text:s/>« Nombre de fonctionnaires du service classés par ancienneté »</text:span></text:p>
        </text:list-item>
        <text:list-item>
          <text:p text:style-name="P56">Pour calculer les effectifs cumulés croissants on part de la première classe qui a 10 individus, la deuxième 23 (10 de la première et 13 de la seconde) et on cumule à chaque ligne à partir du sous total précédent. On obtient le <text:soft-page-break/>tableau suivant :</text:p>
          <text:p text:style-name="P60"/>
        </text:list-item>
      </text:list>
      <table:table table:name="Tableau6" table:style-name="Tableau6">
        <table:table-column table:style-name="Tableau6.A" table:number-columns-repeated="4"/>
        <table:table-row table:style-name="Tableau6.1">
          <table:table-cell table:style-name="Tableau6.A1" office:value-type="string">
            <text:p text:style-name="P25">Classe<text:line-break/>d’ancienneté<text:line-break/>en années</text:p>
          </table:table-cell>
          <table:table-cell table:style-name="Tableau6.A1" office:value-type="string">
            <text:p text:style-name="P25">centre de classe</text:p>
          </table:table-cell>
          <table:table-cell table:style-name="Tableau6.A1" office:value-type="string">
            <text:p text:style-name="P25">effectif</text:p>
          </table:table-cell>
          <table:table-cell table:style-name="Tableau6.A1" office:value-type="string">
            <text:p text:style-name="P25">Effectif cumulé</text:p>
          </table:table-cell>
        </table:table-row>
        <table:table-row table:style-name="Tableau6.2">
          <table:table-cell table:style-name="Tableau6.A1" office:value-type="string">
            <text:p text:style-name="P26">[0; 3[</text:p>
          </table:table-cell>
          <table:table-cell table:style-name="Tableau6.B2" office:value-type="float" office:value="1.5">
            <text:p text:style-name="P26">1,5</text:p>
          </table:table-cell>
          <table:table-cell table:style-name="Tableau6.C2" office:value-type="float" office:value="10">
            <text:p text:style-name="P26">10</text:p>
          </table:table-cell>
          <table:table-cell table:style-name="Tableau6.C2" office:value-type="float" office:value="10">
            <text:p text:style-name="P26">10</text:p>
          </table:table-cell>
        </table:table-row>
        <table:table-row table:style-name="Tableau6.2">
          <table:table-cell table:style-name="Tableau6.A1" office:value-type="string">
            <text:p text:style-name="P26">[3; 9[</text:p>
          </table:table-cell>
          <table:table-cell table:style-name="Tableau6.B2" office:value-type="float" office:value="6">
            <text:p text:style-name="P26">6,0</text:p>
          </table:table-cell>
          <table:table-cell table:style-name="Tableau6.C2" office:value-type="float" office:value="13">
            <text:p text:style-name="P26">13</text:p>
          </table:table-cell>
          <table:table-cell table:style-name="Tableau6.C2" office:value-type="float" office:value="23">
            <text:p text:style-name="P26">23</text:p>
          </table:table-cell>
        </table:table-row>
        <table:table-row table:style-name="Tableau6.2">
          <table:table-cell table:style-name="Tableau6.A1" office:value-type="string">
            <text:p text:style-name="P26">[9; 15[</text:p>
          </table:table-cell>
          <table:table-cell table:style-name="Tableau6.B2" office:value-type="float" office:value="12">
            <text:p text:style-name="P26">12,0</text:p>
          </table:table-cell>
          <table:table-cell table:style-name="Tableau6.C2" office:value-type="float" office:value="31">
            <text:p text:style-name="P26">31</text:p>
          </table:table-cell>
          <table:table-cell table:style-name="Tableau6.C2" office:value-type="float" office:value="54">
            <text:p text:style-name="P26">54</text:p>
          </table:table-cell>
        </table:table-row>
        <table:table-row table:style-name="Tableau6.2">
          <table:table-cell table:style-name="Tableau6.A1" office:value-type="string">
            <text:p text:style-name="P26">[15; 25[</text:p>
          </table:table-cell>
          <table:table-cell table:style-name="Tableau6.B2" office:value-type="float" office:value="20">
            <text:p text:style-name="P26">20,0</text:p>
          </table:table-cell>
          <table:table-cell table:style-name="Tableau6.C2" office:value-type="float" office:value="36">
            <text:p text:style-name="P26">36</text:p>
          </table:table-cell>
          <table:table-cell table:style-name="Tableau6.C2" office:value-type="float" office:value="90">
            <text:p text:style-name="P26">90</text:p>
          </table:table-cell>
        </table:table-row>
        <table:table-row table:style-name="Tableau6.2">
          <table:table-cell table:style-name="Tableau6.A1" office:value-type="string">
            <text:p text:style-name="P26">[25; 35[</text:p>
          </table:table-cell>
          <table:table-cell table:style-name="Tableau6.B2" office:value-type="float" office:value="30">
            <text:p text:style-name="P26">30,0</text:p>
          </table:table-cell>
          <table:table-cell table:style-name="Tableau6.C2" office:value-type="float" office:value="27">
            <text:p text:style-name="P26">27</text:p>
          </table:table-cell>
          <table:table-cell table:style-name="Tableau6.C2" office:value-type="float" office:value="117">
            <text:p text:style-name="P26">117</text:p>
          </table:table-cell>
        </table:table-row>
        <table:table-row table:style-name="Tableau6.2">
          <table:table-cell table:style-name="Tableau6.A1" office:value-type="string">
            <text:p text:style-name="P26">[35; 45[</text:p>
          </table:table-cell>
          <table:table-cell table:style-name="Tableau6.B2" office:value-type="float" office:value="40">
            <text:p text:style-name="P26">40,0</text:p>
          </table:table-cell>
          <table:table-cell table:style-name="Tableau6.C2" office:value-type="float" office:value="3">
            <text:p text:style-name="P26">3</text:p>
          </table:table-cell>
          <table:table-cell table:style-name="Tableau6.C2" office:value-type="float" office:value="120">
            <text:p text:style-name="P26">120</text:p>
          </table:table-cell>
        </table:table-row>
      </table:table>
      <text:p text:style-name="P35"/>
      <text:list xml:id="list170740246053655" text:continue-numbering="true" text:style-name="L5">
        <text:list-header>
          <text:p text:style-name="P56"/>
        </text:list-header>
        <text:list-item>
          <text:p text:style-name="P56">54 fonctionnaires ont moins de 15 ans d’ancienneté. </text:p>
        </text:list-item>
        <text:list-item>
          <text:p text:style-name="P57">Pour calculer le centre de classe additionne les valeurs des deux bornes de la classe et on divise le résultat par deux. Le centre de classe de [9 ; 15[ est 12. </text:p>
          <text:p text:style-name="P58">L’ancienneté est moyenne dans le service vaut a =(1,5*10+6*13+12*31+20*36+30*27+40*3)/120</text:p>
          <text:p text:style-name="P58">soit a=17,625, soit 17 ans 6 mois et 15 jours d’ancienneté moyenne dans le service.</text:p>
        </text:list-item>
        <text:list-item>
          <text:p text:style-name="P61"/>
        </text:list-item>
      </text:list>
      <text:p text:style-name="P38">La médiane est elle que 50 % de l’effectif est au-dessus de Me et 50 % en dessous. Comme il y a 120 individus, les observations 60 et 61 forment l’intervalle médian.</text:p>
      <text:p text:style-name="P36"><text:span text:style-name="T7">L</text:span><text:span text:style-name="T3">a classe médiane est [15;25[</text:span></text:p>
      <text:p text:style-name="P39"><draw:frame draw:style-name="fr4" draw:name="Image3" text:anchor-type="paragraph" svg:width="16cm" svg:height="8.999cm" draw:z-index="3"><draw:image xlink:href="Pictures/200002BB00003E80000023283DD49387CB3E7226.svm" xlink:type="simple" xlink:show="embed" xlink:actuate="onLoad" loext:mime-type="image/x-vclgraphic"/></draw:frame></text:p>
      <text:p text:style-name="P32">Il y a 54 individus en deçà de 15 années d’ancienneté et 36 <text:span text:style-name="T21">ont de </text:span>15 à 25 ans d’ancienneté. En utilisant le théorème de Thalès on peut dire que l’observation numéro 60 est telle que son ancienneté est 15+(25-15)*6/36, soit 16,67 et pour observation 61, l'ancienneté est 15+(25-15)*7/36 soit 16,<text:span text:style-name="T31">94</text:span>. Par convention la médiane est le centre de cet intervalle et vaut donc 16,<text:span text:style-name="T30">73</text:span>. </text:p>
      <text:p text:style-name="P33"><text:span text:style-name="T3">L</text:span><text:span text:style-name="T7">’ancienneté médiane est de 16 ans 9</text:span><text:span text:style-name="T3"> mois et 20 jours.</text:span></text:p>
      <text:p text:style-name="P36"><text:span text:style-name="T3">L’ancienneté moyenne est de 17 ans 6 mois et 15 jours et l</text:span><text:span text:style-name="T7">’ancienneté médiane est de 16 ans 9</text:span><text:span text:style-name="T3"> mois et 20 jours, soit 9 mois et 25 jours d’écart entre les deux valeurs. La distribution de la série des anciennetés est symétrique, mais on note une légère surreprésentation des personnes ayant une grande ancienneté.</text:span></text:p>
      <text:p text:style-name="P36"/>
      <text:p text:style-name="P6">Exercice <text:span text:style-name="T19">5</text:span></text:p>
      <text:list xml:id="list1242342693" text:style-name="L6">
        <text:list-item>
          <text:p text:style-name="P59">Représentations graphiques des pertes d’emploi par sexe en 2012 <text:span text:style-name="T29">(pour cela il faut convertir les degrés en pourcentage au préalable)</text:span></text:p>
        </text:list-item>
      </text:list>
      <text:p text:style-name="P34"><draw:frame draw:style-name="fr4" draw:name="Image4" text:anchor-type="paragraph" svg:width="16.021cm" svg:height="9.001cm" draw:z-index="4"><draw:image xlink:href="Pictures/200003FF00003E960000232AF24EA13810D32E01.svm" xlink:type="simple" xlink:show="embed" xlink:actuate="onLoad" loext:mime-type="image/x-vclgraphic"/></draw:frame><text:soft-page-break/></text:p>
      <text:p text:style-name="P34"><draw:frame draw:style-name="fr7" draw:name="Objet1" text:anchor-type="paragraph" svg:width="16.021cm" svg:height="9.001cm" draw:z-index="5"><draw:object xlink:href="./Object 1" xlink:type="simple" xlink:show="embed" xlink:actuate="onLoad"/><draw:image xlink:href="./ObjectReplacements/Object 1" xlink:type="simple" xlink:show="embed" xlink:actuate="onLoad"/></draw:frame>La perte d’emploi pour fin de contrat à durée limité touche davantage les hommes (47,0%) que les femmes (45,6%), ainsi que le licenciement <text:span text:style-name="T20">24,2 % pour les hommes contre 20,3 % pour les femmes</text:span>. <text:span text:style-name="T20">En revanches les femmes sont davantage touchées par les démissions (10,0 % </text:span><text:span text:style-name="T16">versus</text:span><text:span text:style-name="T20"> 6,3%) et l’absence d’activité professionnelle régulière (7,2 % </text:span><text:span text:style-name="T16">versus</text:span><text:span text:style-name="T20"> 4,5%) ; les autres circonstances et les circonstances inconnues s’équilibrent.</text:span></text:p>
      <text:p text:style-name="P7"/>
      <text:p text:style-name="P41"/>
      <text:p text:style-name="P7">Exercice <text:span text:style-name="T20">6</text:span></text:p>
      <table:table table:name="Tableau5" table:style-name="Tableau5">
        <table:table-column table:style-name="Tableau5.A"/>
        <table:table-column table:style-name="Tableau5.B" table:number-columns-repeated="2"/>
        <table:table-column table:style-name="Tableau5.D"/>
        <table:table-column table:style-name="Tableau5.E"/>
        <table:table-header-rows>
          <table:table-row table:style-name="Tableau5.1">
            <table:table-cell table:style-name="Tableau5.A1" office:value-type="string">
              <text:p text:style-name="P15"/>
            </table:table-cell>
            <table:table-cell table:style-name="Tableau5.A1" office:value-type="string">
              <text:p text:style-name="P22">Entreprise 1</text:p>
            </table:table-cell>
            <table:table-cell table:style-name="Tableau5.A1" office:value-type="string">
              <text:p text:style-name="P22">Entreprise 2</text:p>
            </table:table-cell>
            <table:table-cell table:style-name="Tableau5.A1" office:value-type="string">
              <text:p text:style-name="P22">Écart</text:p>
            </table:table-cell>
            <table:table-cell table:style-name="Tableau5.E1" office:value-type="string">
              <text:p text:style-name="P22">Variation</text:p>
            </table:table-cell>
          </table:table-row>
        </table:table-header-rows>
        <table:table-row table:style-name="Tableau5.1">
          <table:table-cell table:style-name="Tableau5.A2" office:value-type="string">
            <text:p text:style-name="P16">A</text:p>
          </table:table-cell>
          <table:table-cell table:style-name="Tableau5.B2" office:value-type="currency" office:currency="EUR" office:value="1357.9">
            <text:p text:style-name="P18">1 357,90 €</text:p>
          </table:table-cell>
          <table:table-cell table:style-name="Tableau5.B2" office:value-type="currency" office:currency="EUR" office:value="1330.5">
            <text:p text:style-name="P18">1 330,50 €</text:p>
          </table:table-cell>
          <table:table-cell table:style-name="Tableau5.B2" office:value-type="currency" office:currency="EUR" office:value="27.4000000000001">
            <text:p text:style-name="P18">27,40 €</text:p>
          </table:table-cell>
          <table:table-cell table:style-name="Tableau5.E2" office:value-type="percentage" office:value="0.0201782163635025">
            <text:p text:style-name="P18">2,0%</text:p>
          </table:table-cell>
        </table:table-row>
        <table:table-row table:style-name="Tableau5.1">
          <table:table-cell table:style-name="Tableau5.A2" office:value-type="string">
            <text:p text:style-name="P16">B</text:p>
          </table:table-cell>
          <table:table-cell table:style-name="Tableau5.B2" office:value-type="currency" office:currency="EUR" office:value="1722.7">
            <text:p text:style-name="P18">1 722,70 €</text:p>
          </table:table-cell>
          <table:table-cell table:style-name="Tableau5.B2" office:value-type="currency" office:currency="EUR" office:value="1655.8">
            <text:p text:style-name="P18">1 655,80 €</text:p>
          </table:table-cell>
          <table:table-cell table:style-name="Tableau5.B2" office:value-type="currency" office:currency="EUR" office:value="66.9000000000001">
            <text:p text:style-name="P18">66,90 €</text:p>
          </table:table-cell>
          <table:table-cell table:style-name="Tableau5.E2" office:value-type="percentage" office:value="0.0388343878794915">
            <text:p text:style-name="P18">3,9%</text:p>
          </table:table-cell>
        </table:table-row>
        <table:table-row table:style-name="Tableau5.1">
          <table:table-cell table:style-name="Tableau5.A2" office:value-type="string">
            <text:p text:style-name="P16">C</text:p>
          </table:table-cell>
          <table:table-cell table:style-name="Tableau5.B2" office:value-type="currency" office:currency="EUR" office:value="2433.1">
            <text:p text:style-name="P18">2 433,10 €</text:p>
          </table:table-cell>
          <table:table-cell table:style-name="Tableau5.B2" office:value-type="currency" office:currency="EUR" office:value="2368.4">
            <text:p text:style-name="P18">2 368,40 €</text:p>
          </table:table-cell>
          <table:table-cell table:style-name="Tableau5.B2" office:value-type="currency" office:currency="EUR" office:value="64.6999999999998">
            <text:p text:style-name="P18">64,70 €</text:p>
          </table:table-cell>
          <table:table-cell table:style-name="Tableau5.E2" office:value-type="percentage" office:value="0.0265915909744769">
            <text:p text:style-name="P18">2,7%</text:p>
          </table:table-cell>
        </table:table-row>
        <table:table-row table:style-name="Tableau5.1">
          <table:table-cell table:style-name="Tableau5.A2" office:value-type="string">
            <text:p text:style-name="P16">D</text:p>
          </table:table-cell>
          <table:table-cell table:style-name="Tableau5.B2" office:value-type="currency" office:currency="EUR" office:value="4731.3">
            <text:p text:style-name="P18">4 731,30 €</text:p>
          </table:table-cell>
          <table:table-cell table:style-name="Tableau5.B2" office:value-type="currency" office:currency="EUR" office:value="4464.98">
            <text:p text:style-name="P18">4 464,98 €</text:p>
          </table:table-cell>
          <table:table-cell table:style-name="Tableau5.B2" office:value-type="currency" office:currency="EUR" office:value="266.320000000001">
            <text:p text:style-name="P18">266,32 €</text:p>
          </table:table-cell>
          <table:table-cell table:style-name="Tableau5.E2" office:value-type="percentage" office:value="0.0562889692050812">
            <text:p text:style-name="P18">5,6%</text:p>
          </table:table-cell>
        </table:table-row>
        <table:table-row table:style-name="Tableau5.1">
          <table:table-cell table:style-name="Tableau5.A2" office:value-type="string">
            <text:p text:style-name="P16">Salaire moyen</text:p>
          </table:table-cell>
          <table:table-cell table:style-name="Tableau5.B2" office:value-type="currency" office:currency="EUR" office:value="1716.1">
            <text:p text:style-name="P18">1 716,10 €</text:p>
          </table:table-cell>
          <table:table-cell table:style-name="Tableau5.B2" office:value-type="currency" office:currency="EUR" office:value="1851.4">
            <text:p text:style-name="P18">1 851,40 €</text:p>
          </table:table-cell>
          <table:table-cell table:style-name="Tableau5.B2" office:value-type="currency" office:currency="EUR" office:value="-135.3">
            <text:p text:style-name="P24">-135,30 €</text:p>
          </table:table-cell>
          <table:table-cell table:style-name="Tableau5.E2" office:value-type="percentage" office:value="-0.0788415593496884">
            <text:p text:style-name="P18">-7,9%</text:p>
          </table:table-cell>
        </table:table-row>
      </table:table>
      <text:p text:style-name="P37"/>
      <text:p text:style-name="P40">L’entreprise 1 a des salaires supérieurs à ceux de l’entreprise 2 pour toutes les catégories d’emplois et son salaire moyen global est inférieur à celui de l’entreprise 2, car elle emploie davantage de personnes des catégories A, B que l’entreprise 2, afin d’avoir un salaire moyen inférieur de 7,9 % à celui sa concurrente. La structure des effectifs explique la différence de salaire moyen en faveur de l’entreprise 2 lors que c’est elle qui a les alaires les plus b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9-11-06T17:07:38.007000000</dc:date>
    <meta:editing-duration>PT5H10M17S</meta:editing-duration>
    <meta:editing-cycles>23</meta:editing-cycles>
    <meta:generator>LibreOffice/5.4.6.2$Windows_X86_64 LibreOffice_project/4014ce260a04f1026ba855d3b8d91541c224eab8</meta:generator>
    <meta:printed-by>Gérard Vittek</meta:printed-by>
    <meta:print-date>2016-11-02T09:27:05.513000000</meta:print-date>
    <meta:document-statistic meta:table-count="4" meta:image-count="4" meta:object-count="4" meta:page-count="6" meta:paragraph-count="192" meta:word-count="2213" meta:character-count="12207" meta:non-whitespace-character-count="10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0">
      <number:number number:decimal-places="1" loext:min-decimal-places="1"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11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21cm" svg:height="9cm" xlink:href="." xlink:type="simple" chart:class="chart:bar" chart:style-name="ch1">
        <chart:legend svg:x="9.909cm" svg:y="0.9cm" style:legend-expansion="custom" chartooo:width="1.92cm" chartooo:height="0.597cm" style:legend-expansion-aspect-ratio="3.21608040201005" chart:style-name="ch2"/>
        <chart:plot-area chart:style-name="ch3" chart:data-source-has-labels="both" svg:x="0.32cm" svg:y="0.18cm" svg:width="15.381cm" svg:height="8.64cm">
          <chartooo:coordinate-region svg:x="2.463cm" svg:y="0.18cm" svg:width="13.238cm" svg:height="4.50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mmes</text:p>
              </table:table-cell>
            </table:table-row>
          </table:table-header-rows>
          <table:table-rows>
            <table:table-row>
              <table:table-cell office:value-type="string">
                <text:p>Pas d'activité prof. régulière</text:p>
              </table:table-cell>
              <table:table-cell office:value-type="float" office:value="0.045">
                <text:p>0.045</text:p>
              </table:table-cell>
            </table:table-row>
            <table:table-row>
              <table:table-cell office:value-type="string">
                <text:p>Fin d'emploi à durée limité</text:p>
              </table:table-cell>
              <table:table-cell office:value-type="float" office:value="0.47">
                <text:p>0.47</text:p>
              </table:table-cell>
            </table:table-row>
            <table:table-row>
              <table:table-cell office:value-type="string">
                <text:p>Démission</text:p>
              </table:table-cell>
              <table:table-cell office:value-type="float" office:value="0.063">
                <text:p>0.063</text:p>
              </table:table-cell>
            </table:table-row>
            <table:table-row>
              <table:table-cell office:value-type="string">
                <text:p>Rupture pour maladie, invalidité</text:p>
              </table:table-cell>
              <table:table-cell office:value-type="float" office:value="0.038">
                <text:p>0.038</text:p>
              </table:table-cell>
            </table:table-row>
            <table:table-row>
              <table:table-cell office:value-type="string">
                <text:p>Licenciement</text:p>
              </table:table-cell>
              <table:table-cell office:value-type="float" office:value="0.242">
                <text:p>0.242</text:p>
              </table:table-cell>
            </table:table-row>
            <table:table-row>
              <table:table-cell office:value-type="string">
                <text:p>Autre </text:p>
              </table:table-cell>
              <table:table-cell office:value-type="float" office:value="0.113">
                <text:p>0.113</text:p>
              </table:table-cell>
            </table:table-row>
            <table:table-row>
              <table:table-cell office:value-type="string">
                <text:p>Inconnue</text:p>
              </table:table-cell>
              <table:table-cell office:value-type="float" office:value="0.029">
                <text:p>0.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10.8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8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size="12pt" style:font-size-asian="12pt" style:font-size-complex="12pt"/>
    </style:style>
    <style:style style:name="ce7"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number-columns-repeated="12" table:default-cell-style-name="Default"/>
        <table:table-row table:style-name="ro1" table:number-rows-repeated="6">
          <table:table-cell table:number-columns-repeated="13"/>
        </table:table-row>
        <table:table-row table:style-name="ro2">
          <table:table-cell table:style-name="ce6" office:value-type="string" calcext:value-type="string">
            <text:p>Date</text:p>
          </table:table-cell>
          <table:table-cell table:style-name="ce7" office:value-type="float" office:value="2000" calcext:value-type="float">
            <text:p>2000</text:p>
          </table:table-cell>
          <table:table-cell table:style-name="ce7" office:value-type="float" office:value="2001" calcext:value-type="float">
            <text:p>2001</text:p>
          </table:table-cell>
          <table:table-cell table:style-name="ce7" office:value-type="float" office:value="2002" calcext:value-type="float">
            <text:p>2002</text:p>
          </table:table-cell>
          <table:table-cell table:style-name="ce7" office:value-type="float" office:value="2003" calcext:value-type="float">
            <text:p>2003</text:p>
          </table:table-cell>
          <table:table-cell table:style-name="ce7" office:value-type="float" office:value="2004" calcext:value-type="float">
            <text:p>2004</text:p>
          </table:table-cell>
          <table:table-cell table:style-name="ce7" office:value-type="float" office:value="2005" calcext:value-type="float">
            <text:p>2005</text:p>
          </table:table-cell>
          <table:table-cell table:style-name="ce7" office:value-type="float" office:value="2006" calcext:value-type="float">
            <text:p>2006</text:p>
          </table:table-cell>
          <table:table-cell table:style-name="ce7" office:value-type="float" office:value="2007" calcext:value-type="float">
            <text:p>2007</text:p>
          </table:table-cell>
          <table:table-cell table:style-name="ce7" office:value-type="float" office:value="2008" calcext:value-type="float">
            <text:p>2008</text:p>
          </table:table-cell>
          <table:table-cell table:style-name="ce7" office:value-type="float" office:value="2009" calcext:value-type="float">
            <text:p>2009</text:p>
          </table:table-cell>
          <table:table-cell table:style-name="ce7" office:value-type="float" office:value="2010" calcext:value-type="float">
            <text:p>2010</text:p>
          </table:table-cell>
          <table:table-cell table:style-name="ce7" office:value-type="float" office:value="2011" calcext:value-type="float">
            <text:p>2011</text:p>
          </table:table-cell>
        </table:table-row>
        <table:table-row table:style-name="ro3">
          <table:table-cell table:style-name="ce6" office:value-type="string" calcext:value-type="string">
            <text:p>Administration publique</text:p>
            <text:p> Et entreprises (TOTAL)</text:p>
          </table:table-cell>
          <table:table-cell table:style-name="ce8" office:value-type="float" office:value="2133" calcext:value-type="float">
            <text:p>2133</text:p>
          </table:table-cell>
          <table:table-cell table:style-name="ce8" office:value-type="float" office:value="2465" calcext:value-type="float">
            <text:p>2465</text:p>
          </table:table-cell>
          <table:table-cell table:style-name="ce8" office:value-type="float" office:value="2576" calcext:value-type="float">
            <text:p>2576</text:p>
          </table:table-cell>
          <table:table-cell table:style-name="ce8" office:value-type="float" office:value="2669" calcext:value-type="float">
            <text:p>2669</text:p>
          </table:table-cell>
          <table:table-cell table:style-name="ce8" office:value-type="float" office:value="2823" calcext:value-type="float">
            <text:p>2823</text:p>
          </table:table-cell>
          <table:table-cell table:style-name="ce8" office:value-type="float" office:value="2895" calcext:value-type="float">
            <text:p>2895</text:p>
          </table:table-cell>
          <table:table-cell table:style-name="ce8" office:value-type="float" office:value="2874" calcext:value-type="float">
            <text:p>2874</text:p>
          </table:table-cell>
          <table:table-cell table:style-name="ce8" office:value-type="float" office:value="2907" calcext:value-type="float">
            <text:p>2907</text:p>
          </table:table-cell>
          <table:table-cell table:style-name="ce8" office:value-type="float" office:value="3153" calcext:value-type="float">
            <text:p>3153</text:p>
          </table:table-cell>
          <table:table-cell table:style-name="ce8" office:value-type="float" office:value="3587" calcext:value-type="float">
            <text:p>3587</text:p>
          </table:table-cell>
          <table:table-cell table:style-name="ce8" office:value-type="float" office:value="3780" calcext:value-type="float">
            <text:p>3780</text:p>
          </table:table-cell>
          <table:table-cell table:style-name="ce8" office:value-type="float" office:value="4190" calcext:value-type="float">
            <text:p>4190</text:p>
          </table:table-cell>
        </table:table-row>
        <table:table-row table:style-name="ro2">
          <table:table-cell table:style-name="ce6" office:value-type="string" calcext:value-type="string">
            <text:p>Indice </text:p>
          </table:table-cell>
          <table:table-cell table:style-name="ce9" table:formula="of:=[.C8]/[.$B8]*100" office:value-type="float" office:value="115.564932020628" calcext:value-type="float">
            <text:p>115,6</text:p>
          </table:table-cell>
          <table:table-cell table:style-name="ce9" table:formula="of:=[.D8]/[.$B8]*100" office:value-type="float" office:value="120.768870135959" calcext:value-type="float">
            <text:p>120,8</text:p>
          </table:table-cell>
          <table:table-cell table:style-name="ce9" table:formula="of:=[.E8]/[.$B8]*100" office:value-type="float" office:value="125.128926394749" calcext:value-type="float">
            <text:p>125,1</text:p>
          </table:table-cell>
          <table:table-cell table:style-name="ce9" table:formula="of:=[.F8]/[.$B8]*100" office:value-type="float" office:value="132.348804500703" calcext:value-type="float">
            <text:p>132,3</text:p>
          </table:table-cell>
          <table:table-cell table:style-name="ce9" table:formula="of:=[.G8]/[.$B8]*100" office:value-type="float" office:value="135.724331926864" calcext:value-type="float">
            <text:p>135,7</text:p>
          </table:table-cell>
          <table:table-cell table:style-name="ce9" table:formula="of:=[.H8]/[.$B8]*100" office:value-type="float" office:value="134.739803094233" calcext:value-type="float">
            <text:p>134,7</text:p>
          </table:table-cell>
          <table:table-cell table:style-name="ce9" table:formula="of:=[.I8]/[.$B8]*100" office:value-type="float" office:value="136.286919831224" calcext:value-type="float">
            <text:p>136,3</text:p>
          </table:table-cell>
          <table:table-cell table:style-name="ce9" table:formula="of:=[.J8]/[.$B8]*100" office:value-type="float" office:value="147.819971870605" calcext:value-type="float">
            <text:p>147,8</text:p>
          </table:table-cell>
          <table:table-cell table:style-name="ce9" table:formula="of:=[.K8]/[.$B8]*100" office:value-type="float" office:value="168.166901078293" calcext:value-type="float">
            <text:p>168,2</text:p>
          </table:table-cell>
          <table:table-cell table:style-name="ce9" table:formula="of:=[.L8]/[.$B8]*100" office:value-type="float" office:value="177.215189873418" calcext:value-type="float">
            <text:p>177,2</text:p>
          </table:table-cell>
          <table:table-cell table:style-name="ce9" table:formula="of:=[.M8]/[.$B8]*100" office:value-type="float" office:value="196.436943272386" calcext:value-type="float">
            <text:p>196,4</text:p>
          </table:table-cell>
          <table:table-cell table:style-name="ce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6:36:45.9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100" chart:maximum="200" chart:interval-major="1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311cm" svg:height="5.238cm" xlink:href="." xlink:type="simple" chart:class="chart:line" chart:style-name="ch1">
        <chart:legend svg:x="1.61cm" svg:y="0.656cm" style:legend-expansion="custom" chartooo:width="1.245cm" chartooo:height="0.348cm" style:legend-expansion-aspect-ratio="3.57758620689655" chart:style-name="ch2"/>
        <chart:plot-area chart:style-name="ch3" chart:data-source-has-labels="both" svg:x="1.197cm" svg:y="0.104cm" svg:width="7.928cm" svg:height="4.049cm">
          <chartooo:coordinate-region svg:x="2.004cm" svg:y="0.104cm" svg:width="6.981cm" svg:height="2.796cm"/>
          <chart:axis chart:dimension="x" chart:name="primary-x" chart:style-name="ch4" chartooo:axis-type="auto">
            <chartooo:date-scale/>
            <chart:title svg:x="4.627cm" svg:y="4.257cm" chart:style-name="ch5">
              <text:p>Année</text:p>
            </chart:title>
            <chart:categories table:cell-range-address="local-table.$A$2:.$A$12"/>
          </chart:axis>
          <chart:axis chart:dimension="y" chart:name="primary-y" chart:style-name="ch6">
            <chart:title svg:x="0.451cm" svg:y="2.622cm" chart:style-name="ch7">
              <text:p>Indice</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dministration publique et entreprise</text:p>
              </table:table-cell>
            </table:table-row>
          </table:table-header-rows>
          <table:table-rows>
            <table:table-row>
              <table:table-cell office:value-type="float" office:value="2000">
                <text:p>2000</text:p>
              </table:table-cell>
              <table:table-cell office:value-type="float" office:value="115.564932020628">
                <text:p>115.564932020628</text:p>
              </table:table-cell>
            </table:table-row>
            <table:table-row>
              <table:table-cell office:value-type="float" office:value="2001">
                <text:p>2001</text:p>
              </table:table-cell>
              <table:table-cell office:value-type="float" office:value="120.768870135959">
                <text:p>120.768870135959</text:p>
              </table:table-cell>
            </table:table-row>
            <table:table-row>
              <table:table-cell office:value-type="float" office:value="2002">
                <text:p>2002</text:p>
              </table:table-cell>
              <table:table-cell office:value-type="float" office:value="125.128926394749">
                <text:p>125.128926394749</text:p>
              </table:table-cell>
            </table:table-row>
            <table:table-row>
              <table:table-cell office:value-type="float" office:value="2003">
                <text:p>2003</text:p>
              </table:table-cell>
              <table:table-cell office:value-type="float" office:value="132.348804500703">
                <text:p>132.348804500703</text:p>
              </table:table-cell>
            </table:table-row>
            <table:table-row>
              <table:table-cell office:value-type="float" office:value="2004">
                <text:p>2004</text:p>
              </table:table-cell>
              <table:table-cell office:value-type="float" office:value="135.724331926864">
                <text:p>135.724331926864</text:p>
              </table:table-cell>
            </table:table-row>
            <table:table-row>
              <table:table-cell office:value-type="float" office:value="2005">
                <text:p>2005</text:p>
              </table:table-cell>
              <table:table-cell office:value-type="float" office:value="134.739803094233">
                <text:p>134.739803094233</text:p>
              </table:table-cell>
            </table:table-row>
            <table:table-row>
              <table:table-cell office:value-type="float" office:value="2006">
                <text:p>2006</text:p>
              </table:table-cell>
              <table:table-cell office:value-type="float" office:value="136.286919831224">
                <text:p>136.286919831224</text:p>
              </table:table-cell>
            </table:table-row>
            <table:table-row>
              <table:table-cell office:value-type="float" office:value="2007">
                <text:p>2007</text:p>
              </table:table-cell>
              <table:table-cell office:value-type="float" office:value="147.819971870605">
                <text:p>147.819971870605</text:p>
              </table:table-cell>
            </table:table-row>
            <table:table-row>
              <table:table-cell office:value-type="float" office:value="2008">
                <text:p>2008</text:p>
              </table:table-cell>
              <table:table-cell office:value-type="float" office:value="168.166901078293">
                <text:p>168.166901078293</text:p>
              </table:table-cell>
            </table:table-row>
            <table:table-row>
              <table:table-cell office:value-type="float" office:value="2009">
                <text:p>2009</text:p>
              </table:table-cell>
              <table:table-cell office:value-type="float" office:value="177.215189873418">
                <text:p>177.215189873418</text:p>
              </table:table-cell>
            </table:table-row>
            <table:table-row>
              <table:table-cell office:value-type="float" office:value="2010">
                <text:p>2010</text:p>
              </table:table-cell>
              <table:table-cell office:value-type="float" office:value="196.436943272386">
                <text:p>196.4369432723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7:42.7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